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7d8931">
      <style:text-properties/>
    </style:style>
    <style:style style:family="paragraph" style:list-style-name="L1" style:name="a2821bd" style:parent-style-name="ListParagraph">
      <style:paragraph-properties/>
      <style:text-properties fo:background-color="#92D050" fo:color="#FF0000"/>
    </style:style>
    <style:style style:family="paragraph" style:list-style-name="L1" style:name="a18c212" style:parent-style-name="ListParagraph">
      <style:paragraph-properties/>
      <style:text-properties fo:background-color="#92D050" fo:color="#FF0000"/>
    </style:style>
    <style:style style:family="paragraph" style:list-style-name="L1" style:name="abc6b71" style:parent-style-name="ListParagraph">
      <style:paragraph-properties/>
      <style:text-properties fo:background-color="#92D050" fo:color="#FF0000"/>
    </style:style>
    <style:style style:family="paragraph" style:list-style-name="L1" style:name="ac2a5ee" style:parent-style-name="ListParagraph">
      <style:paragraph-properties/>
      <style:text-properties fo:background-color="#92D050" fo:color="#FF0000"/>
    </style:style>
    <style:style style:family="paragraph" style:list-style-name="L1" style:name="a556eaf" style:parent-style-name="ListParagraph">
      <style:paragraph-properties/>
      <style:text-properties fo:background-color="#92D050" fo:color="#FF0000"/>
    </style:style>
    <style:style style:family="paragraph" style:list-style-name="L1" style:name="a294652" style:parent-style-name="ListParagraph">
      <style:paragraph-properties/>
      <style:text-properties fo:background-color="#92D050" fo:color="#FF0000"/>
    </style:style>
    <style:style style:family="paragraph" style:list-style-name="L1" style:name="aaaa385" style:parent-style-name="ListParagraph">
      <style:paragraph-properties/>
      <style:text-properties fo:background-color="#92D050" fo:color="#FF0000"/>
    </style:style>
    <style:style style:family="paragraph" style:list-style-name="L1" style:name="af927a0" style:parent-style-name="ListParagraph">
      <style:paragraph-properties/>
      <style:text-properties fo:background-color="#92D050" fo:color="#FF0000"/>
    </style:style>
    <style:style style:family="paragraph" style:list-style-name="L1" style:name="a77411b" style:parent-style-name="ListParagraph">
      <style:paragraph-properties/>
      <style:text-properties fo:background-color="#92D050" fo:color="#FF0000"/>
    </style:style>
    <style:style style:family="paragraph" style:list-style-name="L1" style:name="ad28d26" style:parent-style-name="ListParagraph">
      <style:paragraph-properties/>
      <style:text-properties fo:background-color="#92D050" fo:color="#FF0000"/>
    </style:style>
    <style:style style:family="paragraph" style:list-style-name="L1" style:name="a8fd882" style:parent-style-name="ListParagraph">
      <style:paragraph-properties/>
      <style:text-properties fo:background-color="#92D050" fo:color="#FF0000"/>
    </style:style>
    <style:style style:family="paragraph" style:list-style-name="L1" style:name="aafae04" style:parent-style-name="ListParagraph">
      <style:paragraph-properties/>
      <style:text-properties fo:background-color="#92D050" fo:color="#FF0000"/>
    </style:style>
    <style:style style:family="paragraph" style:list-style-name="L1" style:name="a3dfc1c" style:parent-style-name="ListParagraph">
      <style:paragraph-properties/>
      <style:text-properties fo:background-color="#92D050" fo:color="#FF0000"/>
    </style:style>
    <style:style style:family="paragraph" style:list-style-name="L1" style:name="a385b33" style:parent-style-name="ListParagraph">
      <style:paragraph-properties/>
      <style:text-properties fo:background-color="#92D050" fo:color="#FF0000"/>
    </style:style>
    <style:style style:family="paragraph" style:list-style-name="L1" style:name="aa7bce3" style:parent-style-name="ListParagraph">
      <style:paragraph-properties/>
      <style:text-properties fo:background-color="#92D050" fo:color="#FF0000"/>
    </style:style>
    <style:style style:family="text" style:name="a50c7c2">
      <style:text-properties fo:background-color="#92D050" fo:color="#FF0000"/>
    </style:style>
    <style:style style:family="text" style:name="a55b07d">
      <style:text-properties fo:background-color="#92D050" fo:color="#FF0000"/>
    </style:style>
    <style:style style:family="paragraph" style:list-style-name="L1" style:name="a24c733" style:parent-style-name="ListParagraph">
      <style:paragraph-properties/>
      <style:text-properties fo:background-color="#92D050" fo:color="#FF0000"/>
    </style:style>
    <style:style style:family="text" style:name="a5efd69">
      <style:text-properties fo:background-color="#92D050" fo:color="#FF0000"/>
    </style:style>
    <style:style style:family="text" style:name="ab45362">
      <style:text-properties fo:background-color="#92D050" fo:color="#FF0000"/>
    </style:style>
    <style:style style:family="paragraph" style:list-style-name="L1" style:name="afd14be" style:parent-style-name="ListParagraph">
      <style:paragraph-properties/>
      <style:text-properties fo:background-color="#92D050" fo:color="#FF0000"/>
    </style:style>
    <style:style style:family="text" style:name="a9af3a9">
      <style:text-properties fo:background-color="#92D050" fo:color="#FF0000"/>
    </style:style>
    <style:style style:family="text" style:name="a72a689">
      <style:text-properties fo:background-color="#92D050" fo:color="#FF0000"/>
    </style:style>
    <style:style style:family="paragraph" style:list-style-name="L1" style:name="a989542" style:parent-style-name="ListParagraph">
      <style:paragraph-properties/>
      <style:text-properties fo:background-color="#92D050" fo:color="#FF0000"/>
    </style:style>
    <style:style style:family="text" style:name="a265643">
      <style:text-properties fo:background-color="#92D050" fo:color="#FF0000"/>
    </style:style>
    <style:style style:family="text" style:name="aadfa9c">
      <style:text-properties fo:background-color="#92D050" fo:color="#FF0000"/>
    </style:style>
    <style:style style:family="paragraph" style:list-style-name="L1" style:name="a34b442" style:parent-style-name="ListParagraph">
      <style:paragraph-properties/>
      <style:text-properties fo:background-color="#92D050" fo:color="#FF0000"/>
    </style:style>
    <style:style style:family="text" style:name="afd3450">
      <style:text-properties fo:background-color="#92D050" fo:color="#FF0000"/>
    </style:style>
    <style:style style:family="text" style:name="a40801b">
      <style:text-properties fo:background-color="#92D050" fo:color="#FF0000"/>
    </style:style>
    <style:style style:family="paragraph" style:list-style-name="L1" style:name="afdda1c" style:parent-style-name="ListParagraph">
      <style:paragraph-properties/>
      <style:text-properties fo:background-color="#92D050" fo:color="#FF0000"/>
    </style:style>
    <style:style style:family="text" style:name="a1785eb">
      <style:text-properties fo:background-color="#92D050" fo:color="#FF0000"/>
    </style:style>
    <style:style style:family="text" style:name="adffecb">
      <style:text-properties fo:background-color="#92D050" fo:color="#FF0000"/>
    </style:style>
    <style:style style:family="paragraph" style:list-style-name="L1" style:name="aa652e4" style:parent-style-name="ListParagraph">
      <style:paragraph-properties/>
      <style:text-properties fo:background-color="#92D050" fo:color="#FF0000"/>
    </style:style>
    <style:style style:family="text" style:name="aae35d6">
      <style:text-properties fo:background-color="#92D050" fo:color="#FF0000"/>
    </style:style>
    <style:style style:family="text" style:name="a500b53">
      <style:text-properties fo:background-color="#92D050" fo:color="#FF0000"/>
    </style:style>
    <style:style style:family="paragraph" style:list-style-name="L1" style:name="a775bc8" style:parent-style-name="ListParagraph">
      <style:paragraph-properties/>
      <style:text-properties fo:background-color="#92D050" fo:color="#FF0000"/>
    </style:style>
    <style:style style:family="text" style:name="a0fcf24">
      <style:text-properties fo:background-color="#92D050" fo:color="#FF0000"/>
    </style:style>
    <style:style style:family="text" style:name="a156473">
      <style:text-properties fo:background-color="#92D050" fo:color="#FF0000"/>
    </style:style>
    <style:style style:family="paragraph" style:list-style-name="L1" style:name="aadd716" style:parent-style-name="ListParagraph">
      <style:paragraph-properties/>
      <style:text-properties fo:background-color="#92D050" fo:color="#FF0000"/>
    </style:style>
    <style:style style:family="text" style:name="acbf7cf">
      <style:text-properties fo:background-color="#92D050" fo:color="#FF0000"/>
    </style:style>
    <style:style style:family="text" style:name="ae116ef">
      <style:text-properties fo:background-color="#92D050" fo:color="#FF0000"/>
    </style:style>
    <style:style style:family="paragraph" style:list-style-name="L1" style:name="a3e4a18" style:parent-style-name="ListParagraph">
      <style:paragraph-properties/>
      <style:text-properties fo:background-color="#92D050" fo:color="#FF0000"/>
    </style:style>
    <style:style style:family="text" style:name="a396ee4">
      <style:text-properties fo:background-color="#92D050" fo:color="#FF0000"/>
    </style:style>
    <style:style style:family="text" style:name="a44402d">
      <style:text-properties fo:background-color="#92D050" fo:color="#FF0000"/>
    </style:style>
    <style:style style:family="paragraph" style:list-style-name="L1" style:name="a5c8f45" style:parent-style-name="ListParagraph">
      <style:paragraph-properties/>
      <style:text-properties fo:background-color="#92D050" fo:color="#FF0000"/>
    </style:style>
    <style:style style:family="text" style:name="ad395ad">
      <style:text-properties fo:background-color="#92D050" fo:color="#FF0000"/>
    </style:style>
    <style:style style:family="text" style:name="a5004f3">
      <style:text-properties fo:background-color="#92D050" fo:color="#FF0000"/>
    </style:style>
    <style:style style:family="paragraph" style:list-style-name="L1" style:name="ae0529f" style:parent-style-name="ListParagraph">
      <style:paragraph-properties/>
      <style:text-properties fo:background-color="#92D050" fo:color="#FF0000"/>
    </style:style>
    <style:style style:family="text" style:name="a21e0e4">
      <style:text-properties fo:background-color="#92D050" fo:color="#FF0000"/>
    </style:style>
    <style:style style:family="text" style:name="a9bd2f8">
      <style:text-properties fo:background-color="#92D050" fo:color="#FF0000"/>
    </style:style>
    <style:style style:family="paragraph" style:list-style-name="L1" style:name="aa13d32" style:parent-style-name="ListParagraph">
      <style:paragraph-properties/>
      <style:text-properties fo:background-color="#92D050" fo:color="#FF0000"/>
    </style:style>
    <style:style style:family="text" style:name="ab02800">
      <style:text-properties fo:background-color="#92D050" fo:color="#FF0000"/>
    </style:style>
    <style:style style:family="text" style:name="af58917">
      <style:text-properties fo:background-color="#92D050" fo:color="#FF0000"/>
    </style:style>
    <style:style style:family="paragraph" style:list-style-name="L1" style:name="a79e7f4" style:parent-style-name="ListParagraph">
      <style:paragraph-properties/>
      <style:text-properties fo:background-color="#92D050" fo:color="#FF0000"/>
    </style:style>
    <style:style style:family="text" style:name="a99e607">
      <style:text-properties fo:background-color="#92D050" fo:color="#FF0000"/>
    </style:style>
    <style:style style:family="text" style:name="a4eeb54">
      <style:text-properties fo:background-color="#92D050" fo:color="#FF0000"/>
    </style:style>
    <style:style style:family="paragraph" style:list-style-name="L1" style:name="ad8859f" style:parent-style-name="ListParagraph">
      <style:paragraph-properties/>
      <style:text-properties fo:background-color="#92D050" fo:color="#FF0000"/>
    </style:style>
    <style:style style:family="paragraph" style:list-style-name="L1" style:name="ab6302f" style:parent-style-name="ListParagraph">
      <style:paragraph-properties/>
      <style:text-properties fo:background-color="#92D050" fo:color="#FF0000"/>
    </style:style>
    <style:style style:family="table-column" style:name="a9e75b1">
      <style:table-column-properties style:rel-column-width="499*"/>
    </style:style>
    <style:style style:family="table" style:name="ab76084" style:parent-style-name="TableGrid">
      <style:table-properties style:width="16.51cm" table:align="left"/>
    </style:style>
    <style:style style:family="text" style:name="ab4ee39">
      <style:text-properties fo:background-color="#92D050" fo:color="#FF0000"/>
    </style:style>
    <style:style style:family="text" style:name="aab029e">
      <style:text-properties fo:background-color="#92D050" fo:color="#FF0000"/>
    </style:style>
    <style:style style:family="paragraph" style:name="a298e8d" style:parent-style-name="Normal">
      <style:text-properties fo:background-color="#92D050" fo:color="#FF0000"/>
    </style:style>
    <style:style style:family="paragraph" style:name="a06be7d" style:parent-style-name="Normal">
      <style:text-properties fo:background-color="#92D050" fo:color="#FF0000"/>
    </style:style>
    <style:style style:family="paragraph" style:name="aa4ad28" style:parent-style-name="Normal">
      <style:text-properties fo:background-color="#92D050" fo:color="#FF0000"/>
    </style:style>
    <style:style style:family="text" style:name="ae05886">
      <style:text-properties fo:background-color="#92D050" fo:color="#FF0000"/>
    </style:style>
    <style:style style:family="text" style:name="a690b4a">
      <style:text-properties fo:background-color="#92D050" fo:color="#FF0000"/>
    </style:style>
    <style:style style:family="paragraph" style:list-style-name="L1" style:name="adbb4a8" style:parent-style-name="ListParagraph">
      <style:paragraph-properties/>
      <style:text-properties fo:background-color="#92D050" fo:color="#FF0000"/>
    </style:style>
    <style:style style:family="text" style:name="ae9f14f">
      <style:text-properties fo:background-color="#92D050" fo:color="#FF0000"/>
    </style:style>
    <style:style style:family="text" style:name="ac24cef">
      <style:text-properties fo:background-color="#92D050" fo:color="#FF0000"/>
    </style:style>
    <style:style style:family="paragraph" style:list-style-name="L1" style:name="ae3228a" style:parent-style-name="ListParagraph">
      <style:paragraph-properties/>
      <style:text-properties fo:background-color="#92D050" fo:color="#FF0000"/>
    </style:style>
    <style:style style:family="text" style:name="ae68cec">
      <style:text-properties fo:background-color="#92D050" fo:color="#FF0000"/>
    </style:style>
    <style:style style:family="text" style:name="aff9f34">
      <style:text-properties fo:background-color="#92D050" fo:color="#FF0000"/>
    </style:style>
    <style:style style:family="paragraph" style:list-style-name="L1" style:name="a4e5b98" style:parent-style-name="ListParagraph">
      <style:paragraph-properties/>
      <style:text-properties fo:background-color="#92D050" fo:color="#FF0000"/>
    </style:style>
    <style:style style:family="text" style:name="aaa2a2e">
      <style:text-properties fo:background-color="#92D050" fo:color="#FF0000"/>
    </style:style>
    <style:style style:family="text" style:name="ab6a775">
      <style:text-properties fo:background-color="#92D050" fo:color="#FF0000"/>
    </style:style>
    <style:style style:family="paragraph" style:list-style-name="L1" style:name="af83741" style:parent-style-name="ListParagraph">
      <style:paragraph-properties/>
      <style:text-properties fo:background-color="#92D050" fo:color="#FF0000"/>
    </style:style>
    <style:style style:family="text" style:name="a5b6e06">
      <style:text-properties fo:background-color="#92D050" fo:color="#FF0000"/>
    </style:style>
    <style:style style:family="text" style:name="ac252d5">
      <style:text-properties fo:background-color="#92D050" fo:color="#FF0000"/>
    </style:style>
    <style:style style:family="paragraph" style:list-style-name="L1" style:name="abbe742" style:parent-style-name="ListParagraph">
      <style:paragraph-properties/>
      <style:text-properties fo:background-color="#92D050" fo:color="#FF0000"/>
    </style:style>
    <style:style style:family="text" style:name="af75f38">
      <style:text-properties fo:background-color="#92D050" fo:color="#FF0000"/>
    </style:style>
    <style:style style:family="text" style:name="a11d80f">
      <style:text-properties fo:background-color="#92D050" fo:color="#FF0000"/>
    </style:style>
    <style:style style:family="paragraph" style:list-style-name="L1" style:name="a5f0129" style:parent-style-name="ListParagraph">
      <style:paragraph-properties/>
      <style:text-properties fo:background-color="#92D050" fo:color="#FF0000"/>
    </style:style>
    <style:style style:family="text" style:name="a635fd4">
      <style:text-properties fo:background-color="#92D050" fo:color="#FF0000"/>
    </style:style>
    <style:style style:family="text" style:name="ac399e7">
      <style:text-properties fo:background-color="#92D050" fo:color="#FF0000"/>
    </style:style>
    <style:style style:family="paragraph" style:list-style-name="L1" style:name="aac563d" style:parent-style-name="ListParagraph">
      <style:paragraph-properties/>
      <style:text-properties fo:background-color="#92D050" fo:color="#FF0000"/>
    </style:style>
    <style:style style:family="text" style:name="a1ef4d7">
      <style:text-properties fo:background-color="#92D050" fo:color="#FF0000"/>
    </style:style>
    <style:style style:family="text" style:name="aef3a91">
      <style:text-properties fo:background-color="#92D050" fo:color="#FF0000"/>
    </style:style>
    <style:style style:family="paragraph" style:list-style-name="L1" style:name="aa07759" style:parent-style-name="ListParagraph">
      <style:paragraph-properties/>
      <style:text-properties fo:background-color="#92D050" fo:color="#FF0000"/>
    </style:style>
    <style:style style:family="text" style:name="ac277e4">
      <style:text-properties fo:background-color="#92D050" fo:color="#FF0000"/>
    </style:style>
    <style:style style:family="text" style:name="ae78779">
      <style:text-properties fo:background-color="#92D050" fo:color="#FF0000"/>
    </style:style>
    <style:style style:family="paragraph" style:list-style-name="L1" style:name="a8bf79d" style:parent-style-name="ListParagraph">
      <style:paragraph-properties/>
      <style:text-properties fo:background-color="#92D050" fo:color="#FF0000"/>
    </style:style>
    <style:style style:family="text" style:name="aee7df4">
      <style:text-properties fo:background-color="#92D050" fo:color="#FF0000"/>
    </style:style>
    <style:style style:family="text" style:name="ad32040">
      <style:text-properties fo:background-color="#92D050" fo:color="#FF0000"/>
    </style:style>
    <style:style style:family="paragraph" style:list-style-name="L1" style:name="af7fa24" style:parent-style-name="ListParagraph">
      <style:paragraph-properties/>
      <style:text-properties fo:background-color="#92D050" fo:color="#FF0000"/>
    </style:style>
    <style:style style:family="text" style:name="a4ed153">
      <style:text-properties fo:background-color="#92D050" fo:color="#FF0000"/>
    </style:style>
    <style:style style:family="text" style:name="a1b1aef">
      <style:text-properties fo:background-color="#92D050" fo:color="#FF0000"/>
    </style:style>
    <style:style style:family="paragraph" style:list-style-name="L1" style:name="a4e941e" style:parent-style-name="ListParagraph">
      <style:paragraph-properties/>
      <style:text-properties fo:background-color="#92D050" fo:color="#FF0000"/>
    </style:style>
    <style:style style:family="text" style:name="acc946a">
      <style:text-properties fo:background-color="#92D050" fo:color="#FF0000"/>
    </style:style>
    <style:style style:family="text" style:name="ab6aaa4">
      <style:text-properties fo:background-color="#92D050" fo:color="#FF0000"/>
    </style:style>
    <style:style style:family="paragraph" style:list-style-name="L1" style:name="a154de8" style:parent-style-name="ListParagraph">
      <style:paragraph-properties/>
      <style:text-properties fo:background-color="#92D050" fo:color="#FF0000"/>
    </style:style>
    <style:style style:family="text" style:name="af2be1d">
      <style:text-properties fo:background-color="#92D050" fo:color="#FF0000"/>
    </style:style>
    <style:style style:family="text" style:name="aeb353d">
      <style:text-properties fo:background-color="#92D050" fo:color="#FF0000"/>
    </style:style>
    <style:style style:family="paragraph" style:list-style-name="L1" style:name="a5bd319" style:parent-style-name="ListParagraph">
      <style:paragraph-properties/>
      <style:text-properties fo:background-color="#92D050" fo:color="#FF0000"/>
    </style:style>
    <style:style style:family="text" style:name="a17dfb9">
      <style:text-properties fo:background-color="#92D050" fo:color="#FF0000"/>
    </style:style>
    <style:style style:family="text" style:name="ad68fc1">
      <style:text-properties fo:background-color="#92D050" fo:color="#FF0000"/>
    </style:style>
    <style:style style:family="paragraph" style:list-style-name="L1" style:name="aaeeaa0" style:parent-style-name="ListParagraph">
      <style:paragraph-properties/>
      <style:text-properties fo:background-color="#92D050" fo:color="#FF0000"/>
    </style:style>
    <style:style style:family="text" style:name="ad547bd">
      <style:text-properties fo:background-color="#92D050" fo:color="#FF0000"/>
    </style:style>
    <style:style style:family="text" style:name="a6e888f">
      <style:text-properties fo:background-color="#92D050" fo:color="#FF0000"/>
    </style:style>
    <style:style style:family="paragraph" style:list-style-name="L1" style:name="adf5d46" style:parent-style-name="ListParagraph">
      <style:paragraph-properties/>
      <style:text-properties fo:background-color="#92D050" fo:color="#FF0000"/>
    </style:style>
    <style:style style:family="paragraph" style:list-style-name="L1" style:name="a5d63ce" style:parent-style-name="ListParagraph">
      <style:paragraph-properties/>
    </style:style>
    <style:style style:family="paragraph" style:list-style-name="L1" style:name="a9ad140" style:parent-style-name="ListParagraph">
      <style:paragraph-properties/>
    </style:style>
    <style:style style:family="text" style:name="a2f5c0a">
      <style:text-properties fo:background-color="#92D050" fo:color="#FF0000"/>
    </style:style>
    <style:style style:family="paragraph" style:list-style-name="L1" style:name="ae369e5" style:parent-style-name="ListParagraph">
      <style:paragraph-properties/>
      <style:text-properties/>
    </style:style>
    <style:style style:family="text" style:name="a7ab997">
      <style:text-properties fo:background-color="#92D050" fo:color="#FF0000"/>
    </style:style>
    <style:style style:family="paragraph" style:list-style-name="L1" style:name="a98c25c" style:parent-style-name="ListParagraph">
      <style:paragraph-properties/>
      <style:text-properties/>
    </style:style>
    <style:style style:family="text" style:name="ac5d9c9">
      <style:text-properties fo:background-color="#92D050" fo:color="#FF0000"/>
    </style:style>
    <style:style style:family="paragraph" style:list-style-name="L1" style:name="a2b5d38" style:parent-style-name="ListParagraph">
      <style:paragraph-properties/>
      <style:text-properties/>
    </style:style>
    <style:style style:family="text" style:name="a1ab120">
      <style:text-properties fo:background-color="#92D050" fo:color="#FF0000"/>
    </style:style>
    <style:style style:family="paragraph" style:list-style-name="L1" style:name="a85d5d5" style:parent-style-name="ListParagraph">
      <style:paragraph-properties/>
      <style:text-properties/>
    </style:style>
    <style:style style:family="table-column" style:name="a1d1424">
      <style:table-column-properties style:rel-column-width="998*"/>
    </style:style>
    <style:style style:family="table" style:name="a9c7f52" style:parent-style-name="TableGrid">
      <style:table-properties style:width="16.51cm" table:align="left"/>
    </style:style>
    <style:style style:family="text" style:name="a863391">
      <style:text-properties fo:background-color="#92D050" fo:color="#FF0000"/>
    </style:style>
    <style:style style:family="text" style:name="a77f2ef">
      <style:text-properties fo:background-color="#92D050" fo:color="#FF0000"/>
    </style:style>
    <style:style style:family="paragraph" style:name="a5ce07a" style:parent-style-name="Normal">
      <style:text-properties fo:background-color="#92D050" fo:color="#FF0000"/>
    </style:style>
    <style:style style:family="paragraph" style:name="a2562ee" style:parent-style-name="Normal">
      <style:text-properties fo:background-color="#92D050" fo:color="#FF0000"/>
    </style:style>
    <style:style style:family="paragraph" style:name="ae0b766" style:parent-style-name="Normal">
      <style:text-properties fo:background-color="#92D050" fo:color="#FF0000"/>
    </style:style>
    <style:style style:family="paragraph" style:list-style-name="L1" style:name="a11ebde" style:parent-style-name="ListParagraph">
      <style:paragraph-properties/>
      <style:text-properties fo:background-color="#92D050" fo:color="#FF0000"/>
    </style:style>
    <style:style style:family="text" style:name="a324e44">
      <style:text-properties fo:background-color="#92D050" fo:color="#FF0000"/>
    </style:style>
    <style:style style:family="text" style:name="af17615">
      <style:text-properties fo:background-color="#92D050" fo:color="#FF0000"/>
    </style:style>
    <style:style style:family="paragraph" style:name="a2cbc30" style:parent-style-name="Normal">
      <style:text-properties fo:background-color="#92D050" fo:color="#FF0000"/>
    </style:style>
    <style:style style:family="text" style:name="ae483ab">
      <style:text-properties fo:background-color="#92D050" fo:color="#FF0000"/>
    </style:style>
    <style:style style:family="text" style:name="ae51d0b">
      <style:text-properties fo:background-color="#92D050" fo:color="#FF0000"/>
    </style:style>
    <style:style style:family="paragraph" style:name="a8f32d6" style:parent-style-name="Normal">
      <style:text-properties fo:background-color="#92D050" fo:color="#FF0000"/>
    </style:style>
    <style:style style:family="paragraph" style:name="a85c78a" style:parent-style-name="Normal">
      <style:text-properties fo:background-color="#92D050" fo:color="#FF0000"/>
    </style:style>
    <style:style style:family="paragraph" style:list-style-name="L1" style:name="a53e03d" style:parent-style-name="ListParagraph">
      <style:paragraph-properties/>
      <style:text-properties fo:background-color="#92D050" fo:color="#FF0000"/>
    </style:style>
    <style:style style:family="paragraph" style:list-style-name="L1" style:name="a528fad" style:parent-style-name="ListParagraph">
      <style:paragraph-properties/>
      <style:text-properties fo:background-color="#92D050" fo:color="#FF0000"/>
    </style:style>
    <style:style style:family="paragraph" style:list-style-name="L1" style:name="a4aa416" style:parent-style-name="ListParagraph">
      <style:paragraph-properties/>
      <style:text-properties fo:background-color="#92D050" fo:color="#FF0000"/>
    </style:style>
    <style:style style:family="paragraph" style:list-style-name="L1" style:name="af7bbb0" style:parent-style-name="ListParagraph">
      <style:paragraph-properties/>
      <style:text-properties fo:background-color="#92D050" fo:color="#FF0000"/>
    </style:style>
    <style:style style:family="paragraph" style:list-style-name="L1" style:name="a476b6d" style:parent-style-name="ListParagraph">
      <style:paragraph-properties/>
      <style:text-properties fo:background-color="#92D050" fo:color="#FF0000"/>
    </style:style>
    <style:style style:family="paragraph" style:list-style-name="L1" style:name="a57d079" style:parent-style-name="ListParagraph">
      <style:paragraph-properties/>
      <style:text-properties fo:background-color="#92D050" fo:color="#FF0000"/>
    </style:style>
    <style:style style:family="paragraph" style:list-style-name="L1" style:name="af05d55" style:parent-style-name="ListParagraph">
      <style:paragraph-properties/>
      <style:text-properties fo:background-color="#92D050" fo:color="#FF0000"/>
    </style:style>
    <style:style style:family="paragraph" style:list-style-name="L1" style:name="a9994df" style:parent-style-name="ListParagraph">
      <style:paragraph-properties/>
      <style:text-properties fo:background-color="#92D050" fo:color="#FF0000"/>
    </style:style>
    <style:style style:family="paragraph" style:list-style-name="L1" style:name="a9a5f9d" style:parent-style-name="ListParagraph">
      <style:paragraph-properties/>
      <style:text-properties fo:background-color="#92D050" fo:color="#FF0000"/>
    </style:style>
    <style:style style:family="paragraph" style:list-style-name="L1" style:name="ade0b5f" style:parent-style-name="ListParagraph">
      <style:paragraph-properties/>
      <style:text-properties fo:background-color="#92D050" fo:color="#FF0000"/>
    </style:style>
    <style:style style:family="paragraph" style:list-style-name="L1" style:name="aa73c05" style:parent-style-name="ListParagraph">
      <style:paragraph-properties/>
      <style:text-properties fo:background-color="#92D050" fo:color="#FF0000"/>
    </style:style>
    <style:style style:family="paragraph" style:list-style-name="L1" style:name="a65f342" style:parent-style-name="ListParagraph">
      <style:paragraph-properties/>
      <style:text-properties fo:background-color="#92D050" fo:color="#FF0000"/>
    </style:style>
    <style:style style:family="paragraph" style:list-style-name="L1" style:name="a12d04a" style:parent-style-name="ListParagraph">
      <style:paragraph-properties/>
      <style:text-properties fo:background-color="#92D050" fo:color="#FF0000"/>
    </style:style>
    <style:style style:family="paragraph" style:list-style-name="L1" style:name="acae7b3" style:parent-style-name="ListParagraph">
      <style:paragraph-properties/>
      <style:text-properties fo:background-color="#92D050" fo:color="#FF0000"/>
    </style:style>
    <style:style style:family="paragraph" style:name="a8be687" style:parent-style-name="Normal">
      <style:text-properties fo:background-color="#92D050" fo:color="#FF0000"/>
    </style:style>
    <style:style style:family="text" style:name="a53151a">
      <style:text-properties fo:background-color="#92D050" fo:color="#FF0000"/>
    </style:style>
    <style:style style:family="text" style:name="a899cdf">
      <style:text-properties fo:background-color="#92D050" fo:color="#FF0000"/>
    </style:style>
    <style:style style:family="paragraph" style:list-style-name="L1" style:name="ac35bb8" style:parent-style-name="ListParagraph">
      <style:paragraph-properties/>
      <style:text-properties fo:background-color="#92D050" fo:color="#FF0000"/>
    </style:style>
    <style:style style:family="text" style:name="a5d8e3f">
      <style:text-properties fo:background-color="#92D050" fo:color="#FF0000"/>
    </style:style>
    <style:style style:family="text" style:name="a650ee5">
      <style:text-properties fo:background-color="#92D050" fo:color="#FF0000"/>
    </style:style>
    <style:style style:family="paragraph" style:list-style-name="L1" style:name="a411fe6" style:parent-style-name="ListParagraph">
      <style:paragraph-properties/>
      <style:text-properties fo:background-color="#92D050" fo:color="#FF0000"/>
    </style:style>
    <style:style style:family="text" style:name="a899cb2">
      <style:text-properties fo:background-color="#92D050" fo:color="#FF0000"/>
    </style:style>
    <style:style style:family="text" style:name="a7c9ada">
      <style:text-properties fo:background-color="#92D050" fo:color="#FF0000"/>
    </style:style>
    <style:style style:family="paragraph" style:list-style-name="L1" style:name="a6c57b8" style:parent-style-name="ListParagraph">
      <style:paragraph-properties/>
      <style:text-properties fo:background-color="#92D050" fo:color="#FF0000"/>
    </style:style>
    <style:style style:family="text" style:name="adb6a9d">
      <style:text-properties fo:background-color="#92D050" fo:color="#FF0000"/>
    </style:style>
    <style:style style:family="text" style:name="a9011d7">
      <style:text-properties fo:background-color="#92D050" fo:color="#FF0000"/>
    </style:style>
    <style:style style:family="paragraph" style:list-style-name="L1" style:name="a79a889" style:parent-style-name="ListParagraph">
      <style:paragraph-properties/>
      <style:text-properties fo:background-color="#92D050" fo:color="#FF0000"/>
    </style:style>
    <style:style style:family="text" style:name="a5ded26">
      <style:text-properties fo:background-color="#92D050" fo:color="#FF0000"/>
    </style:style>
    <style:style style:family="text" style:name="aa35da6">
      <style:text-properties fo:background-color="#92D050" fo:color="#FF0000"/>
    </style:style>
    <style:style style:family="paragraph" style:list-style-name="L1" style:name="a7538c8" style:parent-style-name="ListParagraph">
      <style:paragraph-properties/>
      <style:text-properties fo:background-color="#92D050" fo:color="#FF0000"/>
    </style:style>
    <style:style style:family="text" style:name="aa4f9e0">
      <style:text-properties fo:background-color="#92D050" fo:color="#FF0000"/>
    </style:style>
    <style:style style:family="text" style:name="a79dca1">
      <style:text-properties fo:background-color="#92D050" fo:color="#FF0000"/>
    </style:style>
    <style:style style:family="paragraph" style:list-style-name="L1" style:name="aebb44e" style:parent-style-name="ListParagraph">
      <style:paragraph-properties/>
      <style:text-properties fo:background-color="#92D050" fo:color="#FF0000"/>
    </style:style>
    <style:style style:family="text" style:name="ab88e4d">
      <style:text-properties fo:background-color="#92D050" fo:color="#FF0000"/>
    </style:style>
    <style:style style:family="text" style:name="a7a41e2">
      <style:text-properties fo:background-color="#92D050" fo:color="#FF0000"/>
    </style:style>
    <style:style style:family="paragraph" style:list-style-name="L1" style:name="aee6c17" style:parent-style-name="ListParagraph">
      <style:paragraph-properties/>
      <style:text-properties fo:background-color="#92D050" fo:color="#FF0000"/>
    </style:style>
    <style:style style:family="text" style:name="ad0a5f8">
      <style:text-properties fo:background-color="#92D050" fo:color="#FF0000"/>
    </style:style>
    <style:style style:family="text" style:name="abd941f">
      <style:text-properties fo:background-color="#92D050" fo:color="#FF0000"/>
    </style:style>
    <style:style style:family="paragraph" style:list-style-name="L1" style:name="a8fe430" style:parent-style-name="ListParagraph">
      <style:paragraph-properties/>
      <style:text-properties fo:background-color="#92D050" fo:color="#FF0000"/>
    </style:style>
    <style:style style:family="text" style:name="a0b6126">
      <style:text-properties fo:background-color="#92D050" fo:color="#FF0000"/>
    </style:style>
    <style:style style:family="text" style:name="abe76e2">
      <style:text-properties fo:background-color="#92D050" fo:color="#FF0000"/>
    </style:style>
    <style:style style:family="paragraph" style:list-style-name="L1" style:name="ad181d7" style:parent-style-name="ListParagraph">
      <style:paragraph-properties/>
      <style:text-properties fo:background-color="#92D050" fo:color="#FF0000"/>
    </style:style>
    <style:style style:family="text" style:name="ac5e728">
      <style:text-properties fo:background-color="#92D050" fo:color="#FF0000"/>
    </style:style>
    <style:style style:family="text" style:name="a107f03">
      <style:text-properties fo:background-color="#92D050" fo:color="#FF0000"/>
    </style:style>
    <style:style style:family="paragraph" style:list-style-name="L1" style:name="aadcf1e" style:parent-style-name="ListParagraph">
      <style:paragraph-properties/>
      <style:text-properties fo:background-color="#92D050" fo:color="#FF0000"/>
    </style:style>
    <style:style style:family="text" style:name="a929cd6">
      <style:text-properties fo:background-color="#92D050" fo:color="#FF0000"/>
    </style:style>
    <style:style style:family="text" style:name="add2c6b">
      <style:text-properties fo:background-color="#92D050" fo:color="#FF0000"/>
    </style:style>
    <style:style style:family="paragraph" style:list-style-name="L1" style:name="a96307f" style:parent-style-name="ListParagraph">
      <style:paragraph-properties/>
      <style:text-properties fo:background-color="#92D050" fo:color="#FF0000"/>
    </style:style>
    <style:style style:family="text" style:name="ae838aa">
      <style:text-properties fo:background-color="#92D050" fo:color="#FF0000"/>
    </style:style>
    <style:style style:family="text" style:name="a6480bd">
      <style:text-properties fo:background-color="#92D050" fo:color="#FF0000"/>
    </style:style>
    <style:style style:family="paragraph" style:list-style-name="L1" style:name="a843436" style:parent-style-name="ListParagraph">
      <style:paragraph-properties/>
      <style:text-properties fo:background-color="#92D050" fo:color="#FF0000"/>
    </style:style>
    <style:style style:family="text" style:name="ab43386">
      <style:text-properties fo:background-color="#92D050" fo:color="#FF0000"/>
    </style:style>
    <style:style style:family="text" style:name="a154b40">
      <style:text-properties fo:background-color="#92D050" fo:color="#FF0000"/>
    </style:style>
    <style:style style:family="paragraph" style:list-style-name="L1" style:name="a0f1267" style:parent-style-name="ListParagraph">
      <style:paragraph-properties/>
      <style:text-properties fo:background-color="#92D050" fo:color="#FF0000"/>
    </style:style>
    <style:style style:family="text" style:name="a7b4e31">
      <style:text-properties fo:background-color="#92D050" fo:color="#FF0000"/>
    </style:style>
    <style:style style:family="text" style:name="acc6830">
      <style:text-properties fo:background-color="#92D050" fo:color="#FF0000"/>
    </style:style>
    <style:style style:family="paragraph" style:list-style-name="L1" style:name="abac83d" style:parent-style-name="ListParagraph">
      <style:paragraph-properties/>
      <style:text-properties fo:background-color="#92D050" fo:color="#FF0000"/>
    </style:style>
    <style:style style:family="text" style:name="acba0fc">
      <style:text-properties fo:background-color="#92D050" fo:color="#FF0000"/>
    </style:style>
    <style:style style:family="text" style:name="a9d9a79">
      <style:text-properties fo:background-color="#92D050" fo:color="#FF0000"/>
    </style:style>
    <style:style style:family="paragraph" style:list-style-name="L1" style:name="aa0afad" style:parent-style-name="ListParagraph">
      <style:paragraph-properties/>
      <style:text-properties fo:background-color="#92D050" fo:color="#FF0000"/>
    </style:style>
    <style:style style:family="table-cell" style:name="adc5092">
      <style:table-cell-properties fo:background-color=""/>
    </style:style>
    <style:style style:family="table-column" style:name="ac98045">
      <style:table-column-properties style:rel-column-width="499*"/>
    </style:style>
    <style:style style:family="table" style:name="a802c30" style:parent-style-name="TableGrid">
      <style:table-properties style:width="16.51cm" table:align="left"/>
    </style:style>
    <style:style style:family="text" style:name="a1fcc21">
      <style:text-properties/>
    </style:style>
    <style:style style:family="paragraph" style:name="a0b9436" style:parent-style-name="Normal">
      <style:paragraph-properties/>
      <style:text-properties fo:background-color="#92D050" fo:color="#FF0000"/>
    </style:style>
    <style:style style:family="paragraph" style:list-style-name="L1" style:name="a7e3d00" style:parent-style-name="ListParagraph">
      <style:paragraph-properties/>
    </style:style>
    <style:style style:family="text" style:name="a292224">
      <style:text-properties fo:background-color="#92D050" fo:color="#FF0000"/>
    </style:style>
    <style:style style:family="text" style:name="abbb981">
      <style:text-properties fo:background-color="#92D050" fo:color="#FF0000"/>
    </style:style>
    <style:style style:family="paragraph" style:list-style-name="L1" style:name="a7466b6" style:parent-style-name="ListParagraph">
      <style:paragraph-properties/>
    </style:style>
    <style:style style:family="text" style:name="a138310">
      <style:text-properties fo:background-color="#92D050" fo:color="#FF0000"/>
    </style:style>
    <style:style style:family="text" style:name="a1f2877">
      <style:text-properties fo:background-color="#92D050" fo:color="#FF0000"/>
    </style:style>
    <style:style style:family="paragraph" style:list-style-name="L1" style:name="a8958e4" style:parent-style-name="ListParagraph">
      <style:paragraph-properties/>
    </style:style>
    <style:style style:family="text" style:name="aebb291">
      <style:text-properties fo:background-color="#92D050" fo:color="#FF0000"/>
    </style:style>
    <style:style style:family="text" style:name="ac48909">
      <style:text-properties fo:background-color="#92D050" fo:color="#FF0000"/>
    </style:style>
    <style:style style:family="paragraph" style:list-style-name="L1" style:name="a80ca49" style:parent-style-name="ListParagraph">
      <style:paragraph-properties/>
    </style:style>
    <style:style style:family="text" style:name="ae36711">
      <style:text-properties fo:background-color="#92D050" fo:color="#FF0000"/>
    </style:style>
    <style:style style:family="text" style:name="ab1a3a8">
      <style:text-properties fo:background-color="#92D050" fo:color="#FF0000"/>
    </style:style>
    <style:style style:family="paragraph" style:list-style-name="L1" style:name="a60b163" style:parent-style-name="ListParagraph">
      <style:paragraph-properties/>
    </style:style>
    <style:style style:family="text" style:name="adf18fe">
      <style:text-properties fo:background-color="#92D050" fo:color="#FF0000"/>
    </style:style>
    <style:style style:family="text" style:name="a754f85">
      <style:text-properties fo:background-color="#92D050" fo:color="#FF0000"/>
    </style:style>
    <style:style style:family="paragraph" style:list-style-name="L1" style:name="a1d5238" style:parent-style-name="ListParagraph">
      <style:paragraph-properties/>
    </style:style>
    <style:style style:family="text" style:name="a07b830">
      <style:text-properties fo:background-color="#92D050" fo:color="#FF0000"/>
    </style:style>
    <style:style style:family="text" style:name="a1b2287">
      <style:text-properties fo:background-color="#92D050" fo:color="#FF0000"/>
    </style:style>
    <style:style style:family="paragraph" style:list-style-name="L1" style:name="a75fc3a" style:parent-style-name="ListParagraph">
      <style:paragraph-properties/>
    </style:style>
    <style:style style:family="text" style:name="a6b6a38">
      <style:text-properties fo:background-color="#92D050" fo:color="#FF0000"/>
    </style:style>
    <style:style style:family="text" style:name="a9b6249">
      <style:text-properties fo:background-color="#92D050" fo:color="#FF0000"/>
    </style:style>
    <style:style style:family="paragraph" style:list-style-name="L1" style:name="a848294" style:parent-style-name="ListParagraph">
      <style:paragraph-properties/>
    </style:style>
    <style:style style:family="text" style:name="a6c43b3">
      <style:text-properties fo:background-color="#92D050" fo:color="#FF0000"/>
    </style:style>
    <style:style style:family="text" style:name="a0c4e97">
      <style:text-properties fo:background-color="#92D050" fo:color="#FF0000"/>
    </style:style>
    <style:style style:family="paragraph" style:list-style-name="L1" style:name="a542445" style:parent-style-name="ListParagraph">
      <style:paragraph-properties/>
    </style:style>
    <style:style style:family="text" style:name="a460db5">
      <style:text-properties fo:background-color="#92D050" fo:color="#FF0000"/>
    </style:style>
    <style:style style:family="text" style:name="ab92eec">
      <style:text-properties fo:background-color="#92D050" fo:color="#FF0000"/>
    </style:style>
    <style:style style:family="paragraph" style:list-style-name="L1" style:name="a4b60d4" style:parent-style-name="ListParagraph">
      <style:paragraph-properties/>
    </style:style>
    <style:style style:family="text" style:name="ac823eb">
      <style:text-properties fo:background-color="#92D050" fo:color="#FF0000"/>
    </style:style>
    <style:style style:family="text" style:name="a0619ed">
      <style:text-properties fo:background-color="#92D050" fo:color="#FF0000"/>
    </style:style>
    <style:style style:family="paragraph" style:list-style-name="L1" style:name="ad45993" style:parent-style-name="ListParagraph">
      <style:paragraph-properties/>
    </style:style>
    <style:style style:family="text" style:name="a178f20">
      <style:text-properties fo:background-color="#92D050" fo:color="#FF0000"/>
    </style:style>
    <style:style style:family="text" style:name="a0876d8">
      <style:text-properties fo:background-color="#92D050" fo:color="#FF0000"/>
    </style:style>
    <style:style style:family="paragraph" style:list-style-name="L1" style:name="afa1ebb" style:parent-style-name="ListParagraph">
      <style:paragraph-properties/>
    </style:style>
    <style:style style:family="text" style:name="a3cf31c">
      <style:text-properties fo:background-color="#92D050" fo:color="#FF0000"/>
    </style:style>
    <style:style style:family="text" style:name="a72fe68">
      <style:text-properties fo:background-color="#92D050" fo:color="#FF0000"/>
    </style:style>
    <style:style style:family="paragraph" style:list-style-name="L1" style:name="a63e2bf" style:parent-style-name="ListParagraph">
      <style:paragraph-properties/>
    </style:style>
    <style:style style:family="text" style:name="abaf62c">
      <style:text-properties fo:background-color="#92D050" fo:color="#FF0000"/>
    </style:style>
    <style:style style:family="text" style:name="ab3c1ad">
      <style:text-properties fo:background-color="#92D050" fo:color="#FF0000"/>
    </style:style>
    <style:style style:family="paragraph" style:list-style-name="L1" style:name="a6ac5b0" style:parent-style-name="ListParagraph">
      <style:paragraph-properties/>
    </style:style>
    <style:style style:family="text" style:name="af9b3bb">
      <style:text-properties fo:background-color="#92D050" fo:color="#FF0000"/>
    </style:style>
    <style:style style:family="text" style:name="a5abac1">
      <style:text-properties fo:background-color="#92D050" fo:color="#FF0000"/>
    </style:style>
    <style:style style:family="paragraph" style:list-style-name="L1" style:name="af0fda2" style:parent-style-name="ListParagraph">
      <style:paragraph-properties/>
    </style:style>
    <style:style style:family="text" style:name="a03d2c2">
      <style:text-properties fo:background-color="#92D050" fo:color="#FF0000"/>
    </style:style>
    <style:style style:family="text" style:name="a5ae477">
      <style:text-properties fo:background-color="#92D050" fo:color="#FF0000"/>
    </style:style>
    <style:style style:family="paragraph" style:name="a99c19b" style:parent-style-name="Normal"/>
    <style:style style:family="text" style:name="a40137f">
      <style:text-properties fo:background-color="#92D050" fo:color="#FF0000"/>
    </style:style>
    <style:style style:family="text" style:name="aba1773">
      <style:text-properties fo:background-color="#92D050" fo:color="#FF0000"/>
    </style:style>
    <style:style style:family="paragraph" style:name="a3acf82" style:parent-style-name="Normal"/>
    <style:style style:family="text" style:name="adefe8f">
      <style:text-properties fo:background-color="#92D050" fo:color="#FF0000"/>
    </style:style>
    <style:style style:family="text" style:name="aac5a23">
      <style:text-properties fo:background-color="#92D050" fo:color="#FF0000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name="ac3afa6" style:parent-style-name="Normal"/>
    <style:style style:family="text" style:name="a9e0e47">
      <style:text-properties fo:background-color="#92D050" fo:color="#FF0000"/>
    </style:style>
    <style:style style:family="text" style:name="a11f615">
      <style:text-properties fo:background-color="#92D050" fo:color="#FF0000"/>
    </style:style>
    <style:style style:family="paragraph" style:list-style-name="L1" style:name="a97d285" style:parent-style-name="ListParagraph">
      <style:paragraph-properties/>
    </style:style>
    <style:style style:family="text" style:name="a7ce084">
      <style:text-properties fo:background-color="#92D050" fo:color="#FF0000"/>
    </style:style>
    <style:style style:family="text" style:name="aa943ab">
      <style:text-properties fo:background-color="#92D050" fo:color="#FF0000"/>
    </style:style>
    <style:style style:family="paragraph" style:list-style-name="L1" style:name="a09ce41" style:parent-style-name="ListParagraph">
      <style:paragraph-properties/>
    </style:style>
    <style:style style:family="text" style:name="a460f97">
      <style:text-properties fo:background-color="#92D050" fo:color="#FF0000"/>
    </style:style>
    <style:style style:family="text" style:name="aa87b12">
      <style:text-properties fo:background-color="#92D050" fo:color="#FF0000"/>
    </style:style>
    <style:style style:family="paragraph" style:list-style-name="L1" style:name="a4b9b6e" style:parent-style-name="ListParagraph">
      <style:paragraph-properties/>
    </style:style>
    <style:style style:family="text" style:name="a002881">
      <style:text-properties fo:background-color="#92D050" fo:color="#FF0000"/>
    </style:style>
    <style:style style:family="text" style:name="a9ca5ec">
      <style:text-properties fo:background-color="#92D050" fo:color="#FF0000"/>
    </style:style>
    <style:style style:family="paragraph" style:list-style-name="L1" style:name="aee63e3" style:parent-style-name="ListParagraph">
      <style:paragraph-properties/>
    </style:style>
    <style:style style:family="text" style:name="a3d5790">
      <style:text-properties fo:background-color="#92D050" fo:color="#FF0000"/>
    </style:style>
    <style:style style:family="text" style:name="ad749af">
      <style:text-properties fo:background-color="#92D050" fo:color="#FF0000"/>
    </style:style>
    <style:style style:family="paragraph" style:list-style-name="L1" style:name="a97481f" style:parent-style-name="ListParagraph">
      <style:paragraph-properties/>
    </style:style>
    <style:style style:family="text" style:name="af02746">
      <style:text-properties fo:background-color="#92D050" fo:color="#FF0000"/>
    </style:style>
    <style:style style:family="text" style:name="a560aa6">
      <style:text-properties fo:background-color="#92D050" fo:color="#FF0000"/>
    </style:style>
    <style:style style:family="paragraph" style:list-style-name="L1" style:name="a8452be" style:parent-style-name="ListParagraph">
      <style:paragraph-properties/>
    </style:style>
    <style:style style:family="text" style:name="a14d608">
      <style:text-properties fo:background-color="#92D050" fo:color="#FF0000"/>
    </style:style>
    <style:style style:family="text" style:name="a762925">
      <style:text-properties fo:background-color="#92D050" fo:color="#FF0000"/>
    </style:style>
    <style:style style:family="paragraph" style:list-style-name="L1" style:name="a300653" style:parent-style-name="ListParagraph">
      <style:paragraph-properties/>
    </style:style>
    <style:style style:family="text" style:name="a2e3d64">
      <style:text-properties fo:background-color="#92D050" fo:color="#FF0000"/>
    </style:style>
    <style:style style:family="text" style:name="a56c7f1">
      <style:text-properties fo:background-color="#92D050" fo:color="#FF0000"/>
    </style:style>
    <style:style style:family="paragraph" style:list-style-name="L1" style:name="ada5d05" style:parent-style-name="ListParagraph">
      <style:paragraph-properties/>
    </style:style>
    <style:style style:family="text" style:name="a85bc1c">
      <style:text-properties fo:background-color="#92D050" fo:color="#FF0000"/>
    </style:style>
    <style:style style:family="text" style:name="a0a784b">
      <style:text-properties fo:background-color="#92D050" fo:color="#FF0000"/>
    </style:style>
    <style:style style:family="paragraph" style:list-style-name="L1" style:name="a213290" style:parent-style-name="ListParagraph">
      <style:paragraph-properties/>
    </style:style>
    <style:style style:family="text" style:name="a098934">
      <style:text-properties fo:background-color="#92D050" fo:color="#FF0000"/>
    </style:style>
    <style:style style:family="text" style:name="a149f66">
      <style:text-properties fo:background-color="#92D050" fo:color="#FF0000"/>
    </style:style>
    <style:style style:family="paragraph" style:list-style-name="L1" style:name="acf6e78" style:parent-style-name="ListParagraph">
      <style:paragraph-properties/>
    </style:style>
    <style:style style:family="text" style:name="a12c7b9">
      <style:text-properties fo:background-color="#92D050" fo:color="#FF0000"/>
    </style:style>
    <style:style style:family="text" style:name="a33bc3a">
      <style:text-properties fo:background-color="#92D050" fo:color="#FF0000"/>
    </style:style>
    <style:style style:family="paragraph" style:list-style-name="L1" style:name="a4d1d9e" style:parent-style-name="ListParagraph">
      <style:paragraph-properties/>
    </style:style>
    <style:style style:family="text" style:name="a6be00e">
      <style:text-properties fo:background-color="#92D050" fo:color="#FF0000"/>
    </style:style>
    <style:style style:family="text" style:name="a77a3f8">
      <style:text-properties fo:background-color="#92D050" fo:color="#FF0000"/>
    </style:style>
    <style:style style:family="paragraph" style:list-style-name="L1" style:name="a6a3f7f" style:parent-style-name="ListParagraph">
      <style:paragraph-properties/>
    </style:style>
    <style:style style:family="text" style:name="a9b4ce7">
      <style:text-properties fo:background-color="#92D050" fo:color="#FF0000"/>
    </style:style>
    <style:style style:family="text" style:name="aa7b692">
      <style:text-properties fo:background-color="#92D050" fo:color="#FF0000"/>
    </style:style>
    <style:style style:family="paragraph" style:list-style-name="L1" style:name="abd9cc9" style:parent-style-name="ListParagraph">
      <style:paragraph-properties/>
    </style:style>
    <style:style style:family="text" style:name="ad66f3e">
      <style:text-properties fo:background-color="#92D050" fo:color="#FF0000"/>
    </style:style>
    <style:style style:family="text" style:name="a12141e">
      <style:text-properties fo:background-color="#92D050" fo:color="#FF0000"/>
    </style:style>
    <style:style style:family="paragraph" style:list-style-name="L1" style:name="a3fca18" style:parent-style-name="ListParagraph">
      <style:paragraph-properties/>
    </style:style>
    <style:style style:family="text" style:name="a865df0">
      <style:text-properties fo:background-color="#92D050" fo:color="#FF0000"/>
    </style:style>
    <style:style style:family="text" style:name="ac73f05">
      <style:text-properties fo:background-color="#92D050" fo:color="#FF0000"/>
    </style:style>
    <style:style style:family="paragraph" style:list-style-name="L1" style:name="ac3c2f6" style:parent-style-name="ListParagraph">
      <style:paragraph-properties/>
    </style:style>
    <style:style style:family="text" style:name="a0542d1">
      <style:text-properties fo:background-color="#92D050" fo:color="#FF0000"/>
    </style:style>
    <style:style style:family="text" style:name="ac69646">
      <style:text-properties fo:background-color="#92D050" fo:color="#FF0000"/>
    </style:style>
    <style:style style:family="paragraph" style:name="a18f054" style:parent-style-name="Normal"/>
    <style:style style:family="text" style:name="a891512">
      <style:text-properties fo:background-color="#92D050" fo:color="#FF0000"/>
    </style:style>
    <style:style style:family="text" style:name="a920c08">
      <style:text-properties fo:background-color="#92D050" fo:color="#FF0000"/>
    </style:style>
    <style:style style:family="paragraph" style:list-style-name="L1" style:name="aa065b6" style:parent-style-name="ListParagraph">
      <style:paragraph-properties/>
    </style:style>
    <style:style style:family="text" style:name="a42acc3">
      <style:text-properties fo:background-color="#92D050" fo:color="#FF0000"/>
    </style:style>
    <style:style style:family="text" style:name="a2b1c88">
      <style:text-properties fo:background-color="#92D050" fo:color="#FF0000"/>
    </style:style>
    <style:style style:family="paragraph" style:list-style-name="L1" style:name="ad70cb9" style:parent-style-name="ListParagraph">
      <style:paragraph-properties/>
    </style:style>
    <style:style style:family="text" style:name="a9fa2c7">
      <style:text-properties fo:background-color="#92D050" fo:color="#FF0000"/>
    </style:style>
    <style:style style:family="text" style:name="aece28a">
      <style:text-properties fo:background-color="#92D050" fo:color="#FF0000"/>
    </style:style>
    <style:style style:family="paragraph" style:list-style-name="L1" style:name="a67d4db" style:parent-style-name="ListParagraph">
      <style:paragraph-properties/>
    </style:style>
    <style:style style:family="text" style:name="a4f058d">
      <style:text-properties fo:background-color="#92D050" fo:color="#FF0000"/>
    </style:style>
    <style:style style:family="text" style:name="ac9d68f">
      <style:text-properties fo:background-color="#92D050" fo:color="#FF0000"/>
    </style:style>
    <style:style style:family="paragraph" style:list-style-name="L1" style:name="aa1aef3" style:parent-style-name="ListParagraph">
      <style:paragraph-properties/>
    </style:style>
    <style:style style:family="text" style:name="adacf8d">
      <style:text-properties fo:background-color="#92D050" fo:color="#FF0000"/>
    </style:style>
    <style:style style:family="text" style:name="a23071a">
      <style:text-properties fo:background-color="#92D050" fo:color="#FF0000"/>
    </style:style>
    <style:style style:family="paragraph" style:list-style-name="L1" style:name="a1f1d32" style:parent-style-name="ListParagraph">
      <style:paragraph-properties/>
    </style:style>
    <style:style style:family="text" style:name="ab116d1">
      <style:text-properties fo:background-color="#92D050" fo:color="#FF0000"/>
    </style:style>
    <style:style style:family="text" style:name="a63bd5d">
      <style:text-properties fo:background-color="#92D050" fo:color="#FF0000"/>
    </style:style>
    <style:style style:family="paragraph" style:list-style-name="L1" style:name="a27eae3" style:parent-style-name="ListParagraph">
      <style:paragraph-properties/>
    </style:style>
    <style:style style:family="text" style:name="a34ca78">
      <style:text-properties fo:background-color="#92D050" fo:color="#FF0000"/>
    </style:style>
    <style:style style:family="text" style:name="a20d71f">
      <style:text-properties fo:background-color="#92D050" fo:color="#FF0000"/>
    </style:style>
    <style:style style:family="paragraph" style:list-style-name="L1" style:name="ae514b9" style:parent-style-name="ListParagraph">
      <style:paragraph-properties/>
    </style:style>
    <style:style style:family="text" style:name="aba9f8d">
      <style:text-properties fo:background-color="#92D050" fo:color="#FF0000"/>
    </style:style>
    <style:style style:family="text" style:name="ae8df06">
      <style:text-properties fo:background-color="#92D050" fo:color="#FF0000"/>
    </style:style>
    <style:style style:family="paragraph" style:list-style-name="L1" style:name="a7efddd" style:parent-style-name="ListParagraph">
      <style:paragraph-properties/>
    </style:style>
    <style:style style:family="text" style:name="ad65134">
      <style:text-properties fo:background-color="#92D050" fo:color="#FF0000"/>
    </style:style>
    <style:style style:family="text" style:name="abf7dca">
      <style:text-properties fo:background-color="#92D050" fo:color="#FF0000"/>
    </style:style>
    <style:style style:family="paragraph" style:list-style-name="L1" style:name="ad41924" style:parent-style-name="ListParagraph">
      <style:paragraph-properties/>
    </style:style>
    <style:style style:family="text" style:name="a7fd75e">
      <style:text-properties fo:background-color="#92D050" fo:color="#FF0000"/>
    </style:style>
    <style:style style:family="text" style:name="ac68fc6">
      <style:text-properties fo:background-color="#92D050" fo:color="#FF0000"/>
    </style:style>
    <style:style style:family="paragraph" style:list-style-name="L1" style:name="a52554f" style:parent-style-name="ListParagraph">
      <style:paragraph-properties/>
    </style:style>
    <style:style style:family="text" style:name="ac7928a">
      <style:text-properties fo:background-color="#92D050" fo:color="#FF0000"/>
    </style:style>
    <style:style style:family="text" style:name="a9417e0">
      <style:text-properties fo:background-color="#92D050" fo:color="#FF0000"/>
    </style:style>
    <style:style style:family="paragraph" style:list-style-name="L1" style:name="a851e2c" style:parent-style-name="ListParagraph">
      <style:paragraph-properties/>
    </style:style>
    <style:style style:family="text" style:name="a04e24c">
      <style:text-properties fo:background-color="#92D050" fo:color="#FF0000"/>
    </style:style>
    <style:style style:family="text" style:name="ae1b1d1">
      <style:text-properties fo:background-color="#92D050" fo:color="#FF0000"/>
    </style:style>
    <style:style style:family="paragraph" style:list-style-name="L1" style:name="afde3ee" style:parent-style-name="ListParagraph">
      <style:paragraph-properties/>
    </style:style>
    <style:style style:family="text" style:name="a596f8f">
      <style:text-properties fo:background-color="#92D050" fo:color="#FF0000"/>
    </style:style>
    <style:style style:family="text" style:name="a774b36">
      <style:text-properties fo:background-color="#92D050" fo:color="#FF0000"/>
    </style:style>
    <style:style style:family="paragraph" style:list-style-name="L1" style:name="a7b152e" style:parent-style-name="ListParagraph">
      <style:paragraph-properties/>
    </style:style>
    <style:style style:family="text" style:name="abde2dd">
      <style:text-properties fo:background-color="#92D050" fo:color="#FF0000"/>
    </style:style>
    <style:style style:family="text" style:name="aa30bfb">
      <style:text-properties fo:background-color="#92D050" fo:color="#FF0000"/>
    </style:style>
    <style:style style:family="paragraph" style:list-style-name="L1" style:name="a328f45" style:parent-style-name="ListParagraph">
      <style:paragraph-properties/>
    </style:style>
    <style:style style:family="text" style:name="a800a1e">
      <style:text-properties fo:background-color="#92D050" fo:color="#FF0000"/>
    </style:style>
    <style:style style:family="text" style:name="a0ab402">
      <style:text-properties fo:background-color="#92D050" fo:color="#FF0000"/>
    </style:style>
  </office:automatic-styles>
  <office:body>
    <office:text>
      <text:p text:style-name="a0b9436"><text:span text:style-name="a1fcc21">text</text:span></text:p>
      <table:table table:style-name="a802c30">
        <table:table-column table:number-columns-repeated="2" table:style-name="ac98045"/>
        <table:table-row>
          <table:table-cell table:style-name="adc5092">
            <text:list text:continue-numbering="true" text:style-name="L1">
              <text:list-item>
                <text:p text:style-name="a7e3d00"><text:span text:style-name="abbb981">sd</text:span><text:span text:style-name="acba0fc">gasjdajsdgajsdgjas</text:span></text:p>
              </text:list-item>
            </text:list>
            <text:list text:continue-numbering="true" text:style-name="L1">
              <text:list-item>
                <text:p text:style-name="a7466b6"><text:span text:style-name="a1f2877">as</text:span><text:span text:style-name="a7b4e31">dasdasgdjsad</text:span></text:p>
              </text:list-item>
            </text:list>
            <text:list text:continue-numbering="true" text:style-name="L1">
              <text:list-item>
                <text:p text:style-name="a8958e4"><text:span text:style-name="ac48909">as</text:span><text:span text:style-name="ab43386">dasgd</text:span></text:p>
              </text:list-item>
            </text:list>
            <text:list text:continue-numbering="true" text:style-name="L1">
              <text:list-item>
                <text:p text:style-name="a80ca49"><text:span text:style-name="ab1a3a8">xk</text:span><text:span text:style-name="ae838aa">hvkx</text:span></text:p>
              </text:list-item>
            </text:list>
            <text:list text:continue-numbering="true" text:style-name="L1">
              <text:list-item>
                <text:list>
                  <text:list-item>
                    <text:p text:style-name="a60b163"><text:span text:style-name="a754f85">sy</text:span><text:span text:style-name="a929cd6">dkasdk</text:span></text:p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a1d5238"><text:span text:style-name="a1b2287">as</text:span><text:span text:style-name="ac5e728">fk</text:span></text:p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a75fc3a"><text:span text:style-name="a9b6249">sd</text:span><text:span text:style-name="a0b6126">kfsö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848294"><text:span text:style-name="a0c4e97">sd</text:span><text:span text:style-name="ad0a5f8">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542445"><text:span text:style-name="ab92eec">as</text:span><text:span text:style-name="ab88e4d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4b60d4"><text:span text:style-name="a0619ed">as</text:span><text:span text:style-name="aa4f9e0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d45993"><text:span text:style-name="a0876d8">as</text:span><text:span text:style-name="a5ded26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fa1ebb"><text:span text:style-name="a72fe68">as</text:span><text:span text:style-name="adb6a9d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63e2bf"><text:span text:style-name="ab3c1ad">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6ac5b0"><text:span text:style-name="a5abac1">sa</text:span><text:span text:style-name="a5d8e3f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f0fda2"><text:span text:style-name="a5ae477">sa</text:span><text:span text:style-name="a53151a">d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>
            <text:p text:style-name="a8be687"/>
          </table:table-cell>
        </table:table-row>
        <table:table-row>
          <table:table-cell>
            <text:list text:continue-numbering="true" text:style-name="L1">
              <text:list-item>
                <text:p text:style-name="acae7b3"/>
              </text:list-item>
            </text:list>
          </table:table-cell>
          <table:table-cell>
            <text:list text:continue-numbering="true" text:style-name="L1">
              <text:list-item>
                <text:p text:style-name="a12d04a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65f342"/>
              </text:list-item>
            </text:list>
          </table:table-cell>
          <table:table-cell>
            <text:list text:continue-numbering="true" text:style-name="L1">
              <text:list-item>
                <text:p text:style-name="aa73c05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de0b5f"/>
              </text:list-item>
            </text:list>
          </table:table-cell>
          <table:table-cell>
            <text:list text:continue-numbering="true" text:style-name="L1">
              <text:list-item>
                <text:p text:style-name="a9a5f9d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9994df"/>
              </text:list-item>
            </text:list>
          </table:table-cell>
          <table:table-cell>
            <text:list text:continue-numbering="true" text:style-name="L1">
              <text:list-item>
                <text:p text:style-name="af05d55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57d079"/>
              </text:list-item>
            </text:list>
          </table:table-cell>
          <table:table-cell>
            <text:list text:continue-numbering="true" text:style-name="L1">
              <text:list-item>
                <text:p text:style-name="a476b6d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f7bbb0"/>
              </text:list-item>
            </text:list>
          </table:table-cell>
          <table:table-cell>
            <text:list text:continue-numbering="true" text:style-name="L1">
              <text:list-item>
                <text:p text:style-name="a4aa416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528fad"/>
              </text:list-item>
            </text:list>
          </table:table-cell>
          <table:table-cell>
            <text:list text:continue-numbering="true" text:style-name="L1">
              <text:list-item>
                <text:p text:style-name="a53e03d"/>
              </text:list-item>
            </text:list>
          </table:table-cell>
        </table:table-row>
      </table:table>
      <text:p text:style-name="a85c78a">asdasdtext</text:p>
      <text:p text:style-name="a99c19b"><text:span text:style-name="aba1773">as</text:span><text:span text:style-name="ae483ab">dadasd</text:span></text:p>
      <text:p text:style-name="a3acf82"><text:span text:style-name="aac5a23">as</text:span><text:span text:style-name="a324e44">d</text:span></text:p>
      <text:list text:continue-numbering="true" text:style-name="L1">
        <text:list-item>
          <text:p text:style-name="a11ebde"/>
        </text:list-item>
      </text:list>
      <text:p text:style-name="ae0b766"/>
      <text:p text:style-name="a2562ee"/>
      <text:p text:style-name="ac3afa6"><text:span text:style-name="a11f615">wq</text:span><text:span text:style-name="a863391">e</text:span></text:p>
      <table:table table:style-name="a9c7f52">
        <table:table-column table:number-columns-repeated="2" table:style-name="a1d1424"/>
        <table:table-row>
          <table:table-cell>
            <text:list text:continue-numbering="true" text:style-name="L1">
              <text:list-item>
                <text:p text:style-name="a85d5d5"><text:span text:style-name="a1ab120">sdgasjdajsdgajsdgjas</text:span></text:p>
              </text:list-item>
            </text:list>
            <text:list text:continue-numbering="true" text:style-name="L1">
              <text:list-item>
                <text:p text:style-name="a2b5d38"><text:span text:style-name="ac5d9c9">asdasdasgdjsad</text:span></text:p>
              </text:list-item>
            </text:list>
            <text:list text:continue-numbering="true" text:style-name="L1">
              <text:list-item>
                <text:p text:style-name="a98c25c"><text:span text:style-name="a7ab997">asdasd</text:span></text:p>
              </text:list-item>
            </text:list>
            <text:list text:continue-numbering="true" text:style-name="L1">
              <text:list-item>
                <text:p text:style-name="ae369e5"><text:span text:style-name="a2f5c0a">asdasgd</text:span></text:p>
              </text:list-item>
            </text:list>
            <text:list text:continue-numbering="true" text:style-name="L1">
              <text:list-item>
                <text:p text:style-name="a9ad140">asdadasd</text:p>
              </text:list-item>
            </text:list>
            <text:list text:continue-numbering="true" text:style-name="L1">
              <text:list-item>
                <text:p text:style-name="a5d63ce">asd</text:p>
              </text:list-item>
            </text:list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</table:table-row>
      </table:table>
      <text:p>qweqwe</text:p>
      <text:list text:continue-numbering="true" text:style-name="L1">
        <text:list-item>
          <text:p text:style-name="a97d285"><text:span text:style-name="aa943ab">sd</text:span><text:span text:style-name="ad547bd">gasjdajsdgajsdgjas</text:span></text:p>
        </text:list-item>
      </text:list>
      <text:list text:continue-numbering="true" text:style-name="L1">
        <text:list-item>
          <text:p text:style-name="a09ce41"><text:span text:style-name="aa87b12">as</text:span><text:span text:style-name="a17dfb9">dasdasgdjsad</text:span></text:p>
        </text:list-item>
      </text:list>
      <text:list text:continue-numbering="true" text:style-name="L1">
        <text:list-item>
          <text:p text:style-name="a4b9b6e"><text:span text:style-name="a9ca5ec">as</text:span><text:span text:style-name="af2be1d">dasgd</text:span></text:p>
        </text:list-item>
      </text:list>
      <text:list text:continue-numbering="true" text:style-name="L1">
        <text:list-item>
          <text:p text:style-name="aee63e3"><text:span text:style-name="ad749af">xk</text:span><text:span text:style-name="acc946a">hvkx</text:span></text:p>
        </text:list-item>
      </text:list>
      <text:list text:continue-numbering="true" text:style-name="L1">
        <text:list-item>
          <text:list>
            <text:list-item>
              <text:p text:style-name="a97481f"><text:span text:style-name="a560aa6">sy</text:span><text:span text:style-name="a4ed153">dkasdk</text:span>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8452be"><text:span text:style-name="a762925">as</text:span><text:span text:style-name="aee7df4">fk</text:span>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a300653"><text:span text:style-name="a56c7f1">sd</text:span><text:span text:style-name="ac277e4">kfsöd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da5d05"><text:span text:style-name="a0a784b">sd</text:span><text:span text:style-name="a1ef4d7">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213290"><text:span text:style-name="a149f66">as</text:span><text:span text:style-name="a635fd4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cf6e78"><text:span text:style-name="a33bc3a">as</text:span><text:span text:style-name="af75f38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4d1d9e"><text:span text:style-name="a77a3f8">as</text:span><text:span text:style-name="a5b6e06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6a3f7f"><text:span text:style-name="aa7b692">as</text:span><text:span text:style-name="aaa2a2e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bd9cc9"><text:span text:style-name="a12141e">a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3fca18"><text:span text:style-name="ac73f05">sa</text:span><text:span text:style-name="ae9f14f">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c3c2f6"><text:span text:style-name="ac69646">sa</text:span><text:span text:style-name="ae05886">d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aa4ad28"/>
      <text:p text:style-name="a06be7d"/>
      <text:p text:style-name="a18f054"><text:span text:style-name="a920c08">te</text:span><text:span text:style-name="ab4ee39">xt</text:span></text:p>
      <table:table table:style-name="ab76084">
        <table:table-column table:number-columns-repeated="2" table:style-name="a9e75b1"/>
        <table:table-row>
          <table:table-cell>
            <text:list text:continue-numbering="true" text:style-name="L1">
              <text:list-item>
                <text:p text:style-name="ab6302f">sdgasjdajsdgajsdgjas</text:p>
              </text:list-item>
            </text:list>
            <text:list text:continue-numbering="true" text:style-name="L1">
              <text:list-item>
                <text:p text:style-name="aa065b6"><text:span text:style-name="a2b1c88">as</text:span><text:span text:style-name="a99e607">dasdasgdjsad</text:span></text:p>
              </text:list-item>
            </text:list>
            <text:list text:continue-numbering="true" text:style-name="L1">
              <text:list-item>
                <text:p text:style-name="ad70cb9"><text:span text:style-name="aece28a">as</text:span><text:span text:style-name="ab02800">dasgd</text:span></text:p>
              </text:list-item>
            </text:list>
            <text:list text:continue-numbering="true" text:style-name="L1">
              <text:list-item>
                <text:p text:style-name="a67d4db"><text:span text:style-name="ac9d68f">xk</text:span><text:span text:style-name="a21e0e4">hvkx</text:span></text:p>
              </text:list-item>
            </text:list>
            <text:list text:continue-numbering="true" text:style-name="L1">
              <text:list-item>
                <text:list>
                  <text:list-item>
                    <text:p text:style-name="aa1aef3"><text:span text:style-name="a23071a">sy</text:span><text:span text:style-name="ad395ad">dkasdk</text:span></text:p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a1f1d32"><text:span text:style-name="a63bd5d">as</text:span><text:span text:style-name="a396ee4">fk</text:span></text:p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a27eae3"><text:span text:style-name="a20d71f">sd</text:span><text:span text:style-name="acbf7cf">kfsö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e514b9"><text:span text:style-name="ae8df06">sd</text:span><text:span text:style-name="a0fcf24">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7efddd"><text:span text:style-name="abf7dca">as</text:span><text:span text:style-name="aae35d6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d41924"><text:span text:style-name="ac68fc6">as</text:span><text:span text:style-name="a1785eb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52554f"><text:span text:style-name="a9417e0">as</text:span><text:span text:style-name="afd3450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851e2c"><text:span text:style-name="ae1b1d1">as</text:span><text:span text:style-name="a265643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fde3ee"><text:span text:style-name="a774b36">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7b152e"><text:span text:style-name="aa30bfb">sa</text:span><text:span text:style-name="a5efd69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a328f45"><text:span text:style-name="a0ab402">sa</text:span><text:span text:style-name="a50c7c2">d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>
            <text:list text:continue-numbering="true" text:style-name="L1">
              <text:list-item>
                <text:p text:style-name="aa7bce3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385b33"/>
              </text:list-item>
            </text:list>
          </table:table-cell>
          <table:table-cell>
            <text:list text:continue-numbering="true" text:style-name="L1">
              <text:list-item>
                <text:p text:style-name="a3dfc1c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afae04"/>
              </text:list-item>
            </text:list>
          </table:table-cell>
          <table:table-cell>
            <text:list text:continue-numbering="true" text:style-name="L1">
              <text:list-item>
                <text:p text:style-name="a8fd882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d28d26"/>
              </text:list-item>
            </text:list>
          </table:table-cell>
          <table:table-cell>
            <text:list text:continue-numbering="true" text:style-name="L1">
              <text:list-item>
                <text:p text:style-name="a77411b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f927a0"/>
              </text:list-item>
            </text:list>
          </table:table-cell>
          <table:table-cell>
            <text:list text:continue-numbering="true" text:style-name="L1">
              <text:list-item>
                <text:p text:style-name="aaaa385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294652"/>
              </text:list-item>
            </text:list>
          </table:table-cell>
          <table:table-cell>
            <text:list text:continue-numbering="true" text:style-name="L1">
              <text:list-item>
                <text:p text:style-name="a556eaf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c2a5ee"/>
              </text:list-item>
            </text:list>
          </table:table-cell>
          <table:table-cell>
            <text:list text:continue-numbering="true" text:style-name="L1">
              <text:list-item>
                <text:p text:style-name="abc6b71"/>
              </text:list-item>
            </text:list>
          </table:table-cell>
        </table:table-row>
        <table:table-row>
          <table:table-cell>
            <text:list text:continue-numbering="true" text:style-name="L1">
              <text:list-item>
                <text:p text:style-name="a18c212"/>
              </text:list-item>
            </text:list>
          </table:table-cell>
          <table:table-cell>
            <text:list text:continue-numbering="true" text:style-name="L1">
              <text:list-item>
                <text:p text:style-name="a2821bd"/>
              </text:list-item>
            </text:list>
          </table:table-cell>
        </table:table-row>
      </table:table>
      <text:p text:style-name="Standard"><text:span text:style-name="a7d8931">tex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  <style:style style:display-name="List Paragraph" style:family="paragraph" style:name="ListParagraph" style:next-style-name="ListParagraph" style:parent-style-name="Normal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90S</meta:editing-duration>
  </office:meta>
</office:document-meta>
</file>